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4B0989DE7758F5598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50.57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635cm" svg:height="7.237cm" draw:z-index="0"><draw:image xlink:href="Pictures/1000000000000F00000004B0989DE7758F55986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7:46:39.662000000</meta:creation-date>
    <dc:date>2018-06-13T17:47:53.252000000</dc:date>
    <meta:editing-duration>PT1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3.3$Windows_X86_64 LibreOffice_project/d54a8868f08a7b39642414cf2c8ef2f228f780cf</meta:generator>
  </office:meta>
</office:document-meta>
</file>